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2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Not Started&quot;" style:apply-style-name="Untitled1" style:base-cell-address="'Large Scale'.C2"/>
      <style:map style:condition="cell-content()=&quot;WIP&quot;" style:apply-style-name="Untitled2" style:base-cell-address="'Large Scale'.C2"/>
      <style:map style:condition="cell-content()=&quot;Complete&quot;" style:apply-style-name="Untitled3" style:base-cell-address="'Large Scale'.C2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Not Started&quot;" style:apply-style-name="Untitled1" style:base-cell-address="'Large Scale'.C2"/>
      <style:map style:condition="cell-content()=&quot;WIP&quot;" style:apply-style-name="Untitled2" style:base-cell-address="'Large Scale'.C2"/>
      <style:map style:condition="cell-content()=&quot;Complete&quot;" style:apply-style-name="Untitled3" style:base-cell-address="'Large Scale'.C2"/>
    </style:style>
    <style:style style:name="ce4" style:family="table-cell" style:parent-style-name="Default">
      <style:map style:condition="cell-content()=&quot;Not Started&quot;" style:apply-style-name="Untitled1" style:base-cell-address="'Large Scale'.C2"/>
      <style:map style:condition="cell-content()=&quot;WIP&quot;" style:apply-style-name="Untitled2" style:base-cell-address="'Large Scale'.C2"/>
      <style:map style:condition="cell-content()=&quot;Complete&quot;" style:apply-style-name="Untitled3" style:base-cell-address="'Large Scale'.C2"/>
    </style:style>
  </office:automatic-styles>
  <office:body>
    <office:spreadsheet>
      <table:content-validations>
        <table:content-validation table:name="val1" table:condition="of:cell-content-is-in-list([$'Large Scale'.$F$1:.$F$3])" table:allow-empty-cell="true" table:display-list="unsorted" table:base-cell-address="'Large Scale'.C2"/>
      </table:content-validations>
      <table:table table:name="Large Scal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2" table:number-columns-repeated="4" table:default-cell-style-name="Default"/>
        <table:table-column table:style-name="co2" table:visibility="collapse" table:default-cell-style-name="Default"/>
        <table:table-row table:style-name="ro1">
          <table:table-cell office:value-type="string">
            <text:p>Sections of Project</text:p>
          </table:table-cell>
          <table:table-cell office:value-type="string">
            <text:p>Priority</text:p>
          </table:table-cell>
          <table:table-cell office:value-type="string">
            <text:p>Done?</text:p>
          </table:table-cell>
          <table:table-cell table:number-columns-repeated="2"/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Rhythm</text:p>
          </table:table-cell>
          <table:table-cell office:value-type="float" office:value="1">
            <text:p>1</text:p>
          </table:table-cell>
          <table:table-cell table:style-name="ce1" table:content-validation-name="val1" office:value-type="string">
            <text:p>WIP</text:p>
          </table:table-cell>
          <table:table-cell table:number-columns-repeated="2"/>
          <table:table-cell office:value-type="string">
            <text:p>WIP</text:p>
          </table:table-cell>
        </table:table-row>
        <table:table-row table:style-name="ro1">
          <table:table-cell office:value-type="string">
            <text:p>Cutscenes</text:p>
          </table:table-cell>
          <table:table-cell office:value-type="float" office:value="5">
            <text:p>5</text:p>
          </table:table-cell>
          <table:table-cell table:style-name="ce1" table:content-validation-name="val1" office:value-type="string">
            <text:p>Not started</text:p>
          </table:table-cell>
          <table:table-cell table:number-columns-repeated="2"/>
          <table:table-cell office:value-type="string">
            <text:p>Complete</text:p>
          </table:table-cell>
        </table:table-row>
        <table:table-row table:style-name="ro1">
          <table:table-cell office:value-type="string">
            <text:p>Menus</text:p>
          </table:table-cell>
          <table:table-cell office:value-type="float" office:value="5">
            <text:p>5</text:p>
          </table:table-cell>
          <table:table-cell table:style-name="ce1"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Beat 'em up</text:p>
          </table:table-cell>
          <table:table-cell office:value-type="float" office:value="13">
            <text:p>13</text:p>
          </table:table-cell>
          <table:table-cell table:style-name="ce1"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Dodging</text:p>
          </table:table-cell>
          <table:table-cell office:value-type="float" office:value="13">
            <text:p>13</text:p>
          </table:table-cell>
          <table:table-cell table:style-name="ce1"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Boss Fight</text:p>
          </table:table-cell>
          <table:table-cell office:value-type="float" office:value="21">
            <text:p>21</text:p>
          </table:table-cell>
          <table:table-cell table:style-name="ce1" table:content-validation-name="val1" office:value-type="string">
            <text:p>Not started</text:p>
          </table:table-cell>
          <table:table-cell table:number-columns-repeated="3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'Large Scale'.C2:'Large Scale'.C7">
            <calcext:condition calcext:apply-style-name="Untitled1" calcext:value="=&quot;Not Started&quot;" calcext:base-cell-address="'Large Scale'.C2"/>
            <calcext:condition calcext:apply-style-name="Untitled2" calcext:value="=&quot;WIP&quot;" calcext:base-cell-address="'Large Scale'.C2"/>
            <calcext:condition calcext:apply-style-name="Untitled3" calcext:value="=&quot;Complete&quot;" calcext:base-cell-address="'Large Scale'.C2"/>
          </calcext:conditional-format>
        </calcext:conditional-formats>
      </table:table>
      <table:table table:name="Rhythm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Sections of Project</text:p>
          </table:table-cell>
          <table:table-cell office:value-type="string">
            <text:p>Priority</text:p>
          </table:table-cell>
          <table:table-cell office:value-type="string">
            <text:p>Done?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Music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Art</text:p>
          </table:table-cell>
          <table:table-cell office:value-type="float" office:value="8">
            <text:p>8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3">
          <table:table-cell office:value-type="string">
            <text:p>Level Design</text:p>
          </table:table-cell>
          <table:table-cell office:value-type="float" office:value="21">
            <text:p>21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" table:content-validation-name="val1"/>
          <table:table-cell/>
        </table:table-row>
        <table:table-row table:style-name="ro1">
          <table:table-cell table:style-name="ce2"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Make Game Playable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3">
          <table:table-cell office:value-type="string">
            <text:p>Play Audi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Complete</text:p>
          </table:table-cell>
        </table:table-row>
        <table:table-row table:style-name="ro3">
          <table:table-cell office:value-type="string">
            <text:p>Engine to Store Levels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3" table:content-validation-name="val1" office:value-type="string">
            <text:p>Complete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Music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3">
          <table:table-cell office:value-type="string">
            <text:p>Wri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Complete</text:p>
          </table:table-cell>
        </table:table-row>
        <table:table-row table:style-name="ro1">
          <table:table-cell office:value-type="string">
            <text:p>Record</text:p>
          </table:table-cell>
          <table:table-cell table:number-columns-repeated="2" office:value-type="float" office:value="5">
            <text:p>5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Integrate with Plot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Art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Gameplay Elements</text:p>
          </table:table-cell>
          <table:table-cell table:number-columns-repeated="2" office:value-type="float" office:value="1">
            <text:p>1</text:p>
          </table:table-cell>
          <table:table-cell table:style-name="ce3" table:content-validation-name="val1" office:value-type="string">
            <text:p>Complete</text:p>
          </table:table-cell>
        </table:table-row>
        <table:table-row table:style-name="ro1">
          <table:table-cell office:value-type="string">
            <text:p>Character Ar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Backgrounds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float" office:value="13">
            <text:p>13</text:p>
          </table:table-cell>
          <table:table-cell office:value-type="string">
            <text:p>?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Level Design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Stats</text:p>
          </table:table-cell>
          <table:table-cell table:number-columns-repeated="2" office:value-type="float" office:value="1">
            <text:p>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Combat Syste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Spell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Enem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Levelling Up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3">
          <table:table-cell office:value-type="string">
            <text:p>Testing (Iterate previous)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style-name="ce4" table:content-validation-name="val1" office:value-type="string">
            <text:p>WIP</text:p>
          </table:table-cell>
        </table:table-row>
        <table:table-row table:style-name="ro3">
          <table:table-cell office:value-type="string">
            <text:p>Level Editor</text:p>
          </table:table-cell>
          <table:table-cell table:number-columns-repeated="2" office:value-type="float" office:value="21">
            <text:p>21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number-columns-repeated="3"/>
          <table:table-cell table:style-name="ce3" table:content-validation-name="val1"/>
        </table:table-row>
        <calcext:conditional-formats>
          <calcext:conditional-format calcext:target-range-address="Rhythm.C2:Rhythm.C7 Rhythm.D10:Rhythm.D13 Rhythm.D18:Rhythm.D20 Rhythm.D24:Rhythm.D27 Rhythm.D40:Rhythm.D40 Rhythm.D38:Rhythm.D38 Rhythm.D32:Rhythm.D36">
            <calcext:condition calcext:apply-style-name="Untitled1" calcext:value="=&quot;Not Started&quot;" calcext:base-cell-address="'Large Scale'.C2"/>
            <calcext:condition calcext:apply-style-name="Untitled2" calcext:value="=&quot;WIP&quot;" calcext:base-cell-address="'Large Scale'.C2"/>
            <calcext:condition calcext:apply-style-name="Untitled3" calcext:value="=&quot;Complete&quot;" calcext:base-cell-address="'Large Scale'.C2"/>
          </calcext:conditional-format>
          <calcext:conditional-format calcext:target-range-address="Rhythm.D37:Rhythm.D37">
            <calcext:condition calcext:apply-style-name="Untitled1" calcext:value="=&quot;Not Started&quot;" calcext:base-cell-address="'Large Scale'.C2"/>
            <calcext:condition calcext:apply-style-name="Untitled2" calcext:value="=&quot;WIP&quot;" calcext:base-cell-address="'Large Scale'.C2"/>
            <calcext:condition calcext:apply-style-name="Untitled3" calcext:value="=&quot;Complete&quot;" calcext:base-cell-address="'Large Scale'.C2"/>
          </calcext:conditional-format>
        </calcext:conditional-formats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Rhythm.A31:Rhythm.D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21:00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18:44:25.62</meta:creation-date>
    <dc:date>2013-10-23T21:02:42</dc:date>
    <meta:editing-duration>PT2H58M24S</meta:editing-duration>
    <meta:editing-cycles>9</meta:editing-cycles>
    <meta:generator>LibreOffice/4.0.2.2$Linux_X86_64 LibreOffice_project/400m0$Build-2</meta:generator>
    <meta:document-statistic meta:table-count="3" meta:cell-count="131" meta:object-count="0"/>
  </office:meta>
</office:document-meta>
</file>